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3752"/>
    </style:style>
    <style:style style:name="P2" style:family="paragraph" style:parent-style-name="Standard">
      <style:text-properties style:font-name="Liberation Mono" fo:font-size="10pt" officeooo:paragraph-rsid="0013c874" style:font-size-asian="10pt" style:font-size-complex="10pt"/>
    </style:style>
    <style:style style:name="P3" style:family="paragraph" style:parent-style-name="Standard">
      <style:text-properties style:font-name="Liberation Mono" fo:font-size="9pt" officeooo:paragraph-rsid="0013c874" style:font-size-asian="9pt" style:font-size-complex="9pt"/>
    </style:style>
    <style:style style:name="P4" style:family="paragraph" style:parent-style-name="Standard">
      <style:text-properties style:font-name="Liberation Sans" officeooo:paragraph-rsid="00123752"/>
    </style:style>
    <style:style style:name="P5" style:family="paragraph" style:parent-style-name="Standard">
      <style:text-properties style:font-name="Liberation Sans" fo:font-size="11pt" officeooo:paragraph-rsid="00123752" style:font-size-asian="11pt" style:font-size-complex="11pt"/>
    </style:style>
    <style:style style:name="P6" style:family="paragraph" style:parent-style-name="Standard">
      <style:text-properties style:font-name="Liberation Sans" fo:font-size="11pt" officeooo:rsid="00123752" officeooo:paragraph-rsid="00123752" style:font-size-asian="11pt" style:font-size-complex="11pt"/>
    </style:style>
    <style:style style:name="P7" style:family="paragraph" style:parent-style-name="Standard">
      <style:text-properties officeooo:rsid="00123752"/>
    </style:style>
    <style:style style:name="P8" style:family="paragraph" style:parent-style-name="Heading_20_1">
      <style:paragraph-properties fo:margin-top="0.423cm" fo:margin-bottom="0.212cm" style:contextual-spacing="false" fo:keep-with-next="always"/>
      <style:text-properties style:font-name="Arial" officeooo:rsid="00123752" style:font-name-asian="Microsoft YaHei" style:font-name-complex="Mangal"/>
    </style:style>
    <style:style style:name="P9" style:family="paragraph" style:parent-style-name="Heading_20_1">
      <style:paragraph-properties fo:break-before="page"/>
    </style:style>
    <style:style style:name="T1" style:family="text">
      <style:text-properties officeooo:rsid="00123752"/>
    </style:style>
    <style:style style:name="T2" style:family="text">
      <style:text-properties officeooo:rsid="0013c874"/>
    </style:style>
    <style:style style:name="T3" style:family="text">
      <style:text-properties fo:font-style="italic" officeooo:rsid="0013c874" style:font-style-asian="italic" style:font-style-complex="italic"/>
    </style:style>
    <style:style style:name="T4" style:family="text">
      <style:text-properties fo:font-size="9pt" officeooo:rsid="0013c874" style:font-size-asian="9pt" style:font-size-complex="9pt"/>
    </style:style>
    <style:style style:name="T5" style:family="text">
      <style:text-properties fo:font-style="normal" officeooo:rsid="0013c874" style:font-style-asian="normal" style:font-style-complex="normal"/>
    </style:style>
    <style:style style:name="T6" style:family="text">
      <style:text-properties fo:font-size="12pt" officeooo:rsid="0013c874" style:font-size-asian="12pt" style:font-size-complex="12pt"/>
    </style:style>
    <style:style style:name="T7" style:family="text">
      <style:text-properties fo:font-size="12pt" officeooo:rsid="00123752"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Introduction</text:span></text:h>
      <text:p text:style-name="P5"><text:span text:style-name="T1">Many suitably capable digital audio players can maintain a Scrobble log. Scrobbling is the act of logging the currently playing track with its details and for how long it was played for.</text:span></text:p>
      <text:p text:style-name="P5"><text:span text:style-name="T1"/></text:p>
      <text:p text:style-name="P5"><text:span text:style-name="T1">Websites like last.fm and libre.fm allow users to upload their log files (using an approved player or plug-in) to archive their listening habits for sharing with others, discovering similar tracks or simply for personal curiosity.</text:span></text:p>
      <text:p text:style-name="P1"><text:span text:style-name="T1"/></text:p>
      <text:h text:style-name="P8" text:outline-level="1">Problem</text:h>
      <text:p text:style-name="P6">However, because of the potential problem of people spamming these sites with tracks in an attempt to popularise them, an uploaded log file is generally only considered on the basis of tracks that have been scrobbled in the last two weeks. To get around this, some sites like scroblr.net offer themselves as a go-between to take the log files and allow the user to compress the time information so that all tracks now appear to have been listened to in the appropriate time frame.</text:p>
      <text:p text:style-name="P7"/>
      <text:h text:style-name="P8" text:outline-level="1">Solution</text:h>
      <text:p text:style-name="P6">This isn't a perfect solution so I propose to create an application which will read a scrobbler log file and allow the user to manipulate the entries so that they're not simply spread linearly across an arbitrary block of time, totally unrelated to any normal human listening habits.</text:p>
      <text:p text:style-name="P1"><text:span text:style-name="T1"/></text:p>
      <text:h text:style-name="P8" text:outline-level="1">Details</text:h>
      <text:p text:style-name="P5">What the program should do is take the log, analyse it and show the contents across a timeline, with the last two weeks highlighted. The user should then be able to select one or more items and dra<text:span text:style-name="T1">g them to anywhere else in the timeline, possibly with the timeline adjusting itself to make room as needed.</text:span></text:p>
      <text:p text:style-name="P7"/>
      <text:p text:style-name="P5">There should also be options to define normal listening hours (or days) within the two weeks and have the program distribute the records as well as it can within those constraints.</text:p>
      <text:p text:style-name="P7"/>
      <text:p text:style-name="P5">It may also be beneficial to keep a record of previously submitted scrobbles to view a historical record of music listening <text:span text:style-name="T1">without</text:span> having to go to the web. Both libre.fm and last.fm allow a user to download their scrobble history, so the program should be capable of importing this.</text:p>
      <text:h text:style-name="P9" text:outline-level="1"><text:span text:style-name="T1">Technical breakdown</text:span></text:h>
      <text:p text:style-name="P5"><text:span text:style-name="T1">The data structure of a </text:span><text:span text:style-name="T2">sample </text:span><text:span text:style-name="T1">log file is as follows:</text:span></text:p>
      <text:p text:style-name="P1"><text:span text:style-name="T1"/></text:p>
      <text:p text:style-name="P3"><text:span text:style-name="T2">#AUDIOSCROBBLER/1.1<text:line-break/>#TZ/UNKNOWN<text:line-break/>#CLIENT/Rockbox sansaclipzip $Revision$<text:line-break/>Artist&lt;tab&gt;</text:span><text:span text:style-name="T3">Album</text:span><text:span text:style-name="T2">&lt;tab&gt;Track&lt;tab&gt;</text:span><text:span text:style-name="T3">Track#</text:span><text:span text:style-name="T2">&lt;tab&gt;Length&lt;tab&gt;</text:span><text:span text:style-name="T5">Rating</text:span><text:span text:style-name="T2">&lt;tab&gt;Timestamp&lt;tab&gt;</text:span><text:span text:style-name="T3">TrackID</text:span></text:p>
      <text:p text:style-name="P2"><text:span text:style-name="T4"/></text:p>
      <text:p text:style-name="P5"><text:span text:style-name="T2">Fields are tab-delimited, </text:span><text:span text:style-name="T1">track</text:span><text:span text:style-name="T2"> length is measured in seconds and timestamp is a standard UNIX timestamp. Album, Track# and TrackID fields are optional and should simply be left blank if unused.<text:line-break/></text:span></text:p>
      <text:p text:style-name="P5"><text:span text:style-name="T7">S</text:span><text:span text:style-name="T1">ee</text:span><text:span text:style-name="T2"> </text:span><text:a xlink:type="simple" xlink:href="http://www.audioscrobbler.net/wiki/Portable_Player_Logging"><text:span text:style-name="T2">http://www.audioscrobbler.net/wiki/Portable_Player_Logging</text:span></text:a><text:span text:style-name="T2"> for additional details.</text:span></text:p>
      <text:p text:style-name="Standard"><text:span text:style-name="T2"/></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Liberation Mono" svg:font-family="'Liberation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officeooo:paragraph-rsid="00123752"/>
    </style:style>
    <style:style style:name="MT1" style:family="text">
      <style:text-properties officeooo:rsid="00123752"/>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ReScrobble – Design Brief and Technical Specificatio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21:36:09.80</meta:creation-date>
    <dc:date>2015-08-04T22:05:32.20</dc:date>
    <meta:editing-duration>PT14M12S</meta:editing-duration>
    <meta:editing-cycles>1</meta:editing-cycles>
    <meta:document-statistic meta:table-count="0" meta:image-count="0" meta:object-count="0" meta:page-count="2" meta:paragraph-count="17" meta:word-count="401" meta:character-count="2545" meta:non-whitespace-character-count="2160"/>
    <meta:generator>LibreOffice/3.6$Windows_x86 LibreOffice_project/58f22d5-270d05a-e2abed1-ea17a85-9b5702</meta:generator>
  </office:meta>
</office:document-meta>
</file>